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bottom="0.0798in" fo:line-height="150%"/>
      <style:text-properties style:font-size-complex="14pt"/>
    </style:style>
    <style:style style:name="P4" style:parent-style-name="Standard" style:family="paragraph">
      <style:paragraph-properties fo:text-align="center" fo:line-height="150%"/>
      <style:text-properties style:font-size-complex="14pt"/>
    </style:style>
    <style:style style:name="P5" style:parent-style-name="Standard" style:family="paragraph">
      <style:paragraph-properties fo:text-align="center" fo:line-height="150%"/>
      <style:text-properties style:font-size-complex="14pt"/>
    </style:style>
    <style:style style:name="P6" style:parent-style-name="Standard" style:family="paragraph">
      <style:paragraph-properties fo:text-align="center" fo:line-height="150%"/>
      <style:text-properties style:font-size-complex="14pt"/>
    </style:style>
    <style:style style:name="P7" style:parent-style-name="Standard" style:family="paragraph">
      <style:paragraph-properties fo:text-align="center" fo:line-height="150%"/>
      <style:text-properties style:font-size-complex="14pt"/>
    </style:style>
    <style:style style:name="P8" style:parent-style-name="Standard" style:family="paragraph">
      <style:paragraph-properties fo:text-align="center" fo:line-height="150%"/>
      <style:text-properties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style:font-weight-complex="bold" style:font-size-complex="14pt"/>
    </style:style>
    <style:style style:name="P10" style:parent-style-name="Standard" style:family="paragraph">
      <style:paragraph-properties fo:text-align="center" fo:line-height="150%"/>
      <style:text-properties style:font-size-complex="14pt"/>
    </style:style>
    <style:style style:name="P11" style:parent-style-name="Standard" style:family="paragraph">
      <style:paragraph-properties fo:text-align="center" fo:line-height="150%"/>
      <style:text-properties style:font-size-complex="14pt"/>
    </style:style>
    <style:style style:name="P12" style:parent-style-name="Standard" style:family="paragraph">
      <style:paragraph-properties fo:text-align="center" fo:line-height="150%"/>
      <style:text-properties style:font-size-complex="14pt"/>
    </style:style>
    <style:style style:name="P13" style:parent-style-name="Standard" style:family="paragraph">
      <style:paragraph-properties fo:text-align="center" fo:line-height="150%"/>
      <style:text-properties style:font-size-complex="14pt"/>
    </style:style>
    <style:style style:name="P14" style:parent-style-name="Standard" style:family="paragraph">
      <style:paragraph-properties fo:text-align="center" fo:line-height="150%"/>
      <style:text-properties style:font-size-complex="14pt"/>
    </style:style>
    <style:style style:name="P15" style:parent-style-name="Standard" style:family="paragraph">
      <style:paragraph-properties fo:text-align="center" fo:line-height="150%"/>
      <style:text-properties style:font-size-complex="14pt"/>
    </style:style>
    <style:style style:name="TableColumn17" style:family="table-column">
      <style:table-column-properties style:column-width="1.693in" style:use-optimal-column-width="false"/>
    </style:style>
    <style:style style:name="TableColumn18" style:family="table-column">
      <style:table-column-properties style:column-width="5.2319in" style:use-optimal-column-width="false"/>
    </style:style>
    <style:style style:name="Table16" style:family="table">
      <style:table-properties style:width="6.925in" fo:margin-left="0.0312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fo:padding-top="0.0381in" fo:padding-left="0.0381in" fo:padding-bottom="0.0381in" fo:padding-right="0.0381in"/>
    </style:style>
    <style:style style:name="P21" style:parent-style-name="TableContents" style:family="paragraph">
      <style:text-properties fo:color="#000000" style:font-size-complex="14pt"/>
    </style:style>
    <style:style style:name="TableCell22" style:family="table-cell">
      <style:table-cell-properties fo:border-top="none" fo:border-left="none" fo:border-bottom="0.0069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color="#000000" style:font-size-complex="14pt"/>
    </style:style>
    <style:style style:name="TableRow24" style:family="table-row">
      <style:table-row-properties style:min-row-height="0.0777in" style:use-optimal-row-height="false"/>
    </style:style>
    <style:style style:name="TableCell25" style:family="table-cell">
      <style:table-cell-properties fo:border="none" fo:padding-top="0.0381in" fo:padding-left="0.0381in" fo:padding-bottom="0.0381in" fo:padding-right="0.0381in"/>
    </style:style>
    <style:style style:name="P26" style:parent-style-name="TableContents" style:family="paragraph">
      <style:text-properties fo:color="#000000" fo:font-size="10pt" style:font-size-asian="10pt" style:font-size-complex="10pt"/>
    </style:style>
    <style:style style:name="TableCell27" style:family="table-cell">
      <style:table-cell-properties fo:border="non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P2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olumn31" style:family="table-column">
      <style:table-column-properties style:column-width="0.8076in" style:use-optimal-column-width="false"/>
    </style:style>
    <style:style style:name="TableColumn32" style:family="table-column">
      <style:table-column-properties style:column-width="6.1173in" style:use-optimal-column-width="false"/>
    </style:style>
    <style:style style:name="Table30" style:family="table">
      <style:table-properties style:width="6.925in" fo:margin-left="0.0312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 style:font-size-complex="14pt"/>
    </style:style>
    <style:style style:name="TableCell36" style:family="table-cell">
      <style:table-cell-properties fo:border-top="none" fo:border-left="none" fo:border-bottom="0.0069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color="#000000" style:font-size-complex="14pt"/>
    </style:style>
    <style:style style:name="TableRow38" style:family="table-row">
      <style:table-row-properties style:min-row-height="0.143in" style:use-optimal-row-height="false"/>
    </style:style>
    <style:style style:name="TableCell39" style:family="table-cell">
      <style:table-cell-properties fo:border="none" fo:padding-top="0.0381in" fo:padding-left="0.0381in" fo:padding-bottom="0.0381in" fo:padding-right="0.0381in"/>
    </style:style>
    <style:style style:name="P40" style:parent-style-name="TableContents" style:family="paragraph">
      <style:text-properties fo:color="#000000" fo:font-size="10pt" style:font-size-asian="10pt" style:font-size-complex="10pt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P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olumn45" style:family="table-column">
      <style:table-column-properties style:column-width="1.4326in" style:use-optimal-column-width="false"/>
    </style:style>
    <style:style style:name="TableColumn46" style:family="table-column">
      <style:table-column-properties style:column-width="1.6923in" style:use-optimal-column-width="false"/>
    </style:style>
    <style:style style:name="TableColumn47" style:family="table-column">
      <style:table-column-properties style:column-width="3.8in" style:use-optimal-column-width="false"/>
    </style:style>
    <style:style style:name="Table44" style:family="table">
      <style:table-properties style:width="6.925in" fo:margin-left="0.0312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TableContents" style:family="paragraph">
      <style:text-properties fo:color="#000000" style:font-size-complex="14pt"/>
    </style:style>
    <style:style style:name="TableCell51" style:family="table-cell">
      <style:table-cell-properties fo:border-top="none" fo:border-left="none" fo:border-bottom="0.0069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color="#000000" style:font-size-complex="14pt"/>
    </style:style>
    <style:style style:name="TableCell53" style:family="table-cell">
      <style:table-cell-properties fo:border="non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min-row-height="0.0777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TableContents" style:family="paragraph">
      <style:text-properties fo:color="#000000" fo:font-size="10pt" style:font-size-asian="10pt" style:font-size-complex="10pt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60" style:family="table-cell">
      <style:table-cell-properties fo:border="non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P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olumn64" style:family="table-column">
      <style:table-column-properties style:column-width="1.1201in" style:use-optimal-column-width="false"/>
    </style:style>
    <style:style style:name="TableColumn65" style:family="table-column">
      <style:table-column-properties style:column-width="2.5645in" style:use-optimal-column-width="false"/>
    </style:style>
    <style:style style:name="TableColumn66" style:family="table-column">
      <style:table-column-properties style:column-width="1.068in" style:use-optimal-column-width="false"/>
    </style:style>
    <style:style style:name="TableColumn67" style:family="table-column">
      <style:table-column-properties style:column-width="2.1722in" style:use-optimal-column-width="false"/>
    </style:style>
    <style:style style:name="Table63" style:family="table">
      <style:table-properties style:width="6.925in" fo:margin-left="0.0312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TableContents" style:family="paragraph">
      <style:text-properties fo:color="#000000" style:font-size-complex="14pt"/>
    </style:style>
    <style:style style:name="TableCell71" style:family="table-cell">
      <style:table-cell-properties fo:border-top="none" fo:border-left="none" fo:border-bottom="0.0069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color="#000000" style:font-size-complex="14pt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color="#000000" style:font-size-complex="14pt"/>
    </style:style>
    <style:style style:name="TableCell75" style:family="table-cell">
      <style:table-cell-properties fo:border-top="none" fo:border-left="none" fo:border-bottom="0.0069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color="#000000" style:font-size-complex="14pt"/>
    </style:style>
    <style:style style:name="TableRow77" style:family="table-row">
      <style:table-row-properties style:min-row-height="0.0777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TableContents" style:family="paragraph">
      <style:text-properties fo:color="#000000" fo:font-size="10pt" style:font-size-asian="10pt" style:font-size-complex="10pt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color="#000000" fo:font-size="10pt" style:font-size-asian="10pt" style:font-size-complex="10pt"/>
    </style:style>
    <style:style style:name="P86" style:parent-style-name="Standard" style:family="paragraph">
      <style:paragraph-properties fo:text-align="center" fo:line-height="150%"/>
      <style:text-properties style:font-size-complex="14pt"/>
    </style:style>
    <style:style style:name="P87" style:parent-style-name="Standard" style:family="paragraph">
      <style:paragraph-properties fo:text-align="center" fo:line-height="150%"/>
      <style:text-properties style:font-size-complex="14pt"/>
    </style:style>
    <style:style style:name="P88" style:parent-style-name="Standard" style:family="paragraph">
      <style:paragraph-properties fo:text-align="center" fo:line-height="150%"/>
      <style:text-properties style:font-size-complex="14pt"/>
    </style:style>
    <style:style style:name="P89" style:parent-style-name="Standard" style:family="paragraph">
      <style:paragraph-properties fo:text-align="center" fo:line-height="150%"/>
      <style:text-properties style:font-size-complex="14pt"/>
    </style:style>
    <style:style style:name="P90" style:parent-style-name="ReportSectionCentered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T91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92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93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94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95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96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97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98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99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100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103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104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107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T108" style:parent-style-name="Основнойшрифтабзаца" style:family="text">
      <style:text-properties style:font-name-complex="Times New Roman" fo:color="#000000" style:font-size-complex="10pt" fo:background-color="#FFFFFF"/>
    </style:style>
    <style:style style:name="P109" style:parent-style-name="ReportSectionCentered" style:family="paragraph">
      <style:paragraph-properties fo:break-before="page"/>
    </style:style>
    <style:style style:name="T110" style:parent-style-name="Основнойшрифтабзаца" style:family="text">
      <style:text-properties style:font-name-complex="Arial" fo:color="#000000" style:font-size-complex="10pt" fo:background-color="#FFFFFF"/>
    </style:style>
    <style:style style:name="T111" style:parent-style-name="Основнойшрифтабзаца" style:family="text">
      <style:text-properties style:font-name-complex="Arial" fo:color="#000000" style:font-size-complex="10pt"/>
    </style:style>
    <style:style style:name="T112" style:parent-style-name="Основнойшрифтабзаца" style:family="text">
      <style:text-properties style:font-name-complex="Arial" fo:color="#000000" style:font-size-complex="10pt"/>
    </style:style>
    <style:style style:name="T113" style:parent-style-name="Основнойшрифтабзаца" style:family="text">
      <style:text-properties style:font-name-complex="Arial" fo:color="#000000" style:font-size-complex="10pt" fo:background-color="#FFFFFF"/>
    </style:style>
    <style:style style:name="T114" style:parent-style-name="Основнойшрифтабзаца" style:family="text">
      <style:text-properties style:font-name-complex="Arial" fo:color="#000000" style:font-size-complex="10pt"/>
    </style:style>
    <style:style style:name="T115" style:parent-style-name="Основнойшрифтабзаца" style:family="text">
      <style:text-properties style:font-name-complex="Arial" fo:color="#000000" style:font-size-complex="10pt"/>
    </style:style>
    <style:style style:name="T116" style:parent-style-name="Основнойшрифтабзаца" style:family="text">
      <style:text-properties style:font-name-complex="Arial" fo:color="#000000" style:font-size-complex="10pt" fo:background-color="#FFFFFF"/>
    </style:style>
    <style:style style:name="T117" style:parent-style-name="Основнойшрифтабзаца" style:family="text">
      <style:text-properties style:font-name-complex="Arial" fo:color="#000000" style:font-size-complex="10pt"/>
    </style:style>
    <style:style style:name="T118" style:parent-style-name="Основнойшрифтабзаца" style:family="text">
      <style:text-properties style:font-name-complex="Arial" fo:color="#000000" style:font-size-complex="10pt"/>
    </style:style>
    <style:style style:name="T119" style:parent-style-name="Основнойшрифтабзаца" style:family="text">
      <style:text-properties style:font-name-complex="Arial" fo:color="#000000" style:font-size-complex="10pt" fo:background-color="#FFFFFF"/>
    </style:style>
    <style:style style:name="T120" style:parent-style-name="Основнойшрифтабзаца" style:family="text">
      <style:text-properties style:font-name-complex="Arial" fo:color="#000000" style:font-size-complex="10pt" fo:background-color="#FFFFFF"/>
    </style:style>
    <style:style style:name="T121" style:parent-style-name="Основнойшрифтабзаца" style:family="text">
      <style:text-properties style:font-name-complex="Arial" fo:color="#000000" style:font-size-complex="10pt" fo:background-color="#FFFFFF"/>
    </style:style>
    <style:style style:name="T122" style:parent-style-name="Основнойшрифтабзаца" style:family="text">
      <style:text-properties style:font-name-complex="Arial" fo:color="#000000" style:font-size-complex="10pt" fo:background-color="#FFFFFF"/>
    </style:style>
    <style:style style:name="T123" style:parent-style-name="Основнойшрифтабзаца" style:family="text">
      <style:text-properties style:font-name-complex="Arial" fo:color="#000000" style:font-size-complex="10pt" fo:background-color="#FFFFFF"/>
    </style:style>
    <style:style style:name="P124" style:parent-style-name="ReportSubsection" style:family="paragraph">
      <style:paragraph-properties fo:text-indent="0in"/>
      <style:text-properties style:font-name-complex="Arial" fo:color="#000000" style:font-size-complex="10pt" fo:background-color="#FFFFFF"/>
    </style:style>
    <style:style style:name="P125" style:parent-style-name="ReportSubsection" style:family="paragraph">
      <style:text-properties style:font-name-complex="Arial" fo:color="#000000" style:font-size-complex="10pt" fo:background-color="#FFFFFF"/>
    </style:style>
    <style:style style:name="P126" style:parent-style-name="ReportSubsection" style:family="paragraph">
      <style:text-properties style:font-name-complex="Arial" fo:color="#000000" style:font-size-complex="10pt" fo:background-color="#FFFFFF"/>
    </style:style>
    <style:style style:name="P127" style:parent-style-name="ReportSubsection" style:family="paragraph">
      <style:text-properties style:font-name-complex="Arial" fo:color="#000000" style:font-size-complex="10pt" fo:background-color="#FFFFFF"/>
    </style:style>
    <style:style style:name="P128" style:parent-style-name="ReportSubsection" style:family="paragraph">
      <style:text-properties style:font-name-complex="Arial" fo:color="#000000" style:font-size-complex="10pt" fo:background-color="#FFFFFF"/>
    </style:style>
    <style:style style:name="P129" style:parent-style-name="Обычный" style:family="paragraph">
      <style:paragraph-properties fo:text-align="center" style:vertical-align="auto" fo:margin-bottom="0.0416in" style:line-height-at-least="0.1875in" fo:margin-right="0.552in"/>
      <style:text-properties style:font-name-asian="Times New Roman" style:font-name-complex="Arial" fo:font-weight="bold" style:font-weight-asian="bold" fo:color="#000000" style:letter-kerning="false" fo:font-size="14pt" style:font-size-asian="14pt" style:font-size-complex="14pt" fo:hyphenate="true"/>
    </style:style>
    <style:style style:name="P130" style:parent-style-name="Обычный" style:family="paragraph">
      <style:paragraph-properties style:vertical-align="auto" fo:margin-bottom="0.0416in" style:line-height-at-least="0.1875in" fo:margin-right="0.552in"/>
      <style:text-properties fo:hyphenate="true"/>
    </style:style>
    <style:style style:name="T131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32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33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34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35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36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37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38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39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40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41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42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43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44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45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46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47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48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49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50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51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52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53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54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55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56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57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58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59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60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61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62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63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64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65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66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67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68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69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70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71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72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73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74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75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76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77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78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79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80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81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82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83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84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85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86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87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88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89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90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91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92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93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94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95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96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97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98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199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00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01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02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03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04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05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06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07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08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09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10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11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12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13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14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15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16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T217" style:parent-style-name="Основнойшрифтабзаца" style:family="text">
      <style:text-properties style:font-name-asian="Times New Roman" style:font-name-complex="Arial" fo:color="#000000" style:letter-kerning="false" fo:font-size="14pt" style:font-size-asian="14pt" style:font-size-complex="14pt"/>
    </style:style>
    <style:style style:name="P218" style:parent-style-name="Обычный" style:family="paragraph">
      <style:paragraph-properties fo:break-before="page"/>
      <style:text-properties style:font-name-asian="Times New Roman" style:font-name-complex="Arial" fo:color="#000000" style:letter-kerning="false" fo:font-size="14pt" style:font-size-asian="14pt" style:font-size-complex="14pt" fo:hyphenate="true"/>
    </style:style>
    <style:style style:name="P219" style:parent-style-name="Обычный" style:family="paragraph">
      <style:paragraph-properties fo:text-align="center" style:vertical-align="auto" fo:margin-bottom="0.0416in" style:line-height-at-least="0.1875in" fo:margin-right="0.552in"/>
      <style:text-properties fo:hyphenate="true"/>
    </style:style>
    <style:style style:name="T220" style:parent-style-name="Основнойшрифтабзаца" style:family="text">
      <style:text-properties style:font-name-complex="Times New Roman" fo:font-weight="bold" style:font-weight-asian="bold" fo:color="#000000" fo:font-size="14pt" style:font-size-asian="14pt" style:font-size-complex="10pt" fo:background-color="#FFFFFF"/>
    </style:style>
    <style:style style:name="T221" style:parent-style-name="Основнойшрифтабзаца" style:family="text">
      <style:text-properties style:font-name-complex="Times New Roman" fo:font-weight="bold" style:font-weight-asian="bold" fo:color="#000000" fo:font-size="14pt" style:font-size-asian="14pt" style:font-size-complex="10pt"/>
    </style:style>
    <style:style style:name="T222" style:parent-style-name="Основнойшрифтабзаца" style:family="text">
      <style:text-properties style:font-name-complex="Times New Roman" fo:font-weight="bold" style:font-weight-asian="bold" fo:color="#000000" fo:font-size="14pt" style:font-size-asian="14pt" style:font-size-complex="10pt"/>
    </style:style>
    <style:style style:name="P223" style:parent-style-name="Обычный" style:family="paragraph">
      <style:paragraph-properties style:vertical-align="auto" fo:margin-bottom="0.0416in" style:line-height-at-least="0.1875in" fo:margin-right="0.552in"/>
      <style:text-properties fo:hyphenate="true"/>
    </style:style>
    <style:style style:name="T224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25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26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27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28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29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30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31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32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33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34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35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36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37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38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39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40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41" style:parent-style-name="Основнойшрифтабзаца" style:family="text">
      <style:text-properties style:font-name-complex="Times New Roman" fo:font-size="14pt" style:font-size-asian="14pt" style:font-size-complex="10pt" fo:background-color="#C0C0C0"/>
    </style:style>
    <style:style style:name="T242" style:parent-style-name="Основнойшрифтабзаца" style:family="text">
      <style:text-properties style:font-name-complex="Times New Roman" fo:font-size="14pt" style:font-size-asian="14pt" style:font-size-complex="10pt"/>
    </style:style>
    <style:style style:name="T243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44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45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46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47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48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49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50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51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52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53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54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55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56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57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58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59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60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61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C0C0C0"/>
    </style:style>
    <style:style style:name="T262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63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64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65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66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67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68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69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70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71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72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73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74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75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76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77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78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79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80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81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82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83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C0C0C0"/>
    </style:style>
    <style:style style:name="T284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85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86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87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88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89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90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91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92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93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94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95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96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97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298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299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00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01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C0C0C0"/>
    </style:style>
    <style:style style:name="T302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03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04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05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06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07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08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09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10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11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12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13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14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15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16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17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18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19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C0C0C0"/>
    </style:style>
    <style:style style:name="T320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21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22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23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24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25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26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27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28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29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30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31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32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33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34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35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C0C0C0"/>
    </style:style>
    <style:style style:name="T336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37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38" style:parent-style-name="Основнойшрифтабзаца" style:family="text">
      <style:text-properties style:font-name-complex="Times New Roman" fo:color="#000000" fo:font-size="14pt" style:font-size-asian="14pt" style:font-size-complex="10pt"/>
    </style:style>
    <style:style style:name="T339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40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41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42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43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44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T345" style:parent-style-name="Основнойшрифтабзаца" style:family="text">
      <style:text-properties style:font-name-complex="Times New Roman" fo:color="#000000" fo:font-size="14pt" style:font-size-asian="14pt" style:font-size-complex="10pt" fo:background-color="#FFFFFF"/>
    </style:style>
    <style:style style:name="P346" style:parent-style-name="ReportSectionCentered" style:family="paragraph">
      <style:paragraph-properties fo:break-before="page"/>
    </style:style>
    <style:style style:name="T347" style:parent-style-name="Основнойшрифтабзаца" style:family="text">
      <style:text-properties fo:color="#000000" fo:background-color="#FFF200"/>
    </style:style>
    <style:style style:name="T348" style:parent-style-name="Основнойшрифтабзаца" style:family="text">
      <style:text-properties fo:color="#000000" fo:background-color="#FFF200"/>
    </style:style>
    <style:style style:name="P349" style:parent-style-name="ReportSectionCentered" style:family="paragraph">
      <style:paragraph-properties fo:break-before="page"/>
    </style:style>
    <style:style style:name="P350" style:parent-style-name="ReportSourceList" style:list-style-name="LFO1" style:family="paragraph"/>
    <style:style style:name="P351" style:parent-style-name="ReportSourceList" style:list-style-name="LFO1" style:family="paragraph"/>
    <style:style style:name="T352" style:parent-style-name="Гиперссылка" style:family="text">
      <style:text-properties fo:language="en" fo:country="US"/>
    </style:style>
    <style:style style:name="P353" style:parent-style-name="ReportSourceList" style:list-style-name="LFO1" style:family="paragraph"/>
    <style:style style:name="P354" style:parent-style-name="ReportSourceList" style:list-style-name="LFO1" style:family="paragraph"/>
    <style:style style:name="P355" style:parent-style-name="ReportSectionCentered" style:family="paragraph">
      <style:paragraph-properties fo:break-before="page"/>
    </style:style>
    <style:style style:name="P35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5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5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5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6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6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6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6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6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6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6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6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6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6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7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7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7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7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7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7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7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7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7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7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8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8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8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8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8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8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8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8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8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8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9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9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9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9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9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9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9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9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9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39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0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0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0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0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0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0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0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0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0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0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1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1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1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1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1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1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1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1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1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1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2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2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2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2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2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2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2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2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2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2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3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3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3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3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3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3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3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3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3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3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4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4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4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4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4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4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4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4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4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4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5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5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5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5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5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5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5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5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5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5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6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6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6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6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6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6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6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6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6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6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7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7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7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7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7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7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7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7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7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7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8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8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8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8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8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8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8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8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8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8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9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9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9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9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9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9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9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9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9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49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0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0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0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0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0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0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0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0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0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0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1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1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1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1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1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1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1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1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1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1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2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2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2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2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2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25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526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527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52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/>
    </style:style>
    <style:style style:name="P52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/>
    </style:style>
    <style:style style:name="P530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531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532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P53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34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535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536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53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/>
    </style:style>
    <style:style style:name="P538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539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540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P54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42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543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544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54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/>
    </style:style>
    <style:style style:name="P54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/>
    </style:style>
    <style:style style:name="P54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/>
    </style:style>
    <style:style style:name="P54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/>
    </style:style>
    <style:style style:name="P549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550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551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P55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5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5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5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5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57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558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559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560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561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562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563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56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6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6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6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6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6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7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7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72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573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574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575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577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578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57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8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8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8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8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8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85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8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87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8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8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9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9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9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593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594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595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596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/>
    </style:style>
    <style:style style:name="P597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598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599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P60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601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602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60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60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605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606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607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608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/>
    </style:style>
    <style:style style:name="P609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/>
    </style:style>
    <style:style style:name="P610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/>
    </style:style>
    <style:style style:name="P611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612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613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P614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615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616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617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618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619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620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621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T622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P623" style:parent-style-name="ReportSourceCode" style:family="paragraph">
      <style:paragraph-properties fo:border-top="none" fo:border-left="none" fo:border-bottom="0.0034in solid #000000" fo:border-right="none" fo:padding="0in" style:shadow="none"/>
      <style:text-properties style:font-name="Courier New" style:font-name-complex="Courier New" fo:font-size="14pt" style:font-size-asian="14pt" style:font-size-complex="14pt" fo:language="en" fo:country="US"/>
    </style:style>
    <style:style style:name="P624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625" style:parent-style-name="Основнойшрифтабзаца" style:family="text">
      <style:text-properties style:font-name="Courier New" style:font-name-complex="Courier New" fo:font-size="14pt" style:font-size-asian="14pt" style:font-size-complex="14pt" fo:language="en" fo:country="US"/>
    </style:style>
    <style:style style:name="T626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  <style:style style:name="P627" style:parent-style-name="ReportSourceCode" style:family="paragraph">
      <style:paragraph-properties fo:border-top="none" fo:border-left="none" fo:border-bottom="0.0034in solid #000000" fo:border-right="none" fo:padding="0in" style:shadow="none"/>
    </style:style>
    <style:style style:name="T628" style:parent-style-name="Основнойшрифтабзаца" style:family="text">
      <style:text-properties style:font-name="Courier New" style:font-name-complex="Courier New" fo:font-size="14pt" style:font-size-asian="14pt" style:font-size-complex="14pt"/>
    </style:style>
  </office:automatic-styles>
  <office:body>
    <office:text text:use-soft-page-breaks="true">
      <text:p text:style-name="P1">ФЕДЕРАЛЬНОЕ АГЕНТСТВО СВЯЗИ РОССИЙСКОЙ ФЕДЕРАЦИИ</text:p>
      <text:p text:style-name="P4">ФЕДЕРАЛЬНОЕ ГОСУДАРСТВЕННОЕ БЮДЖЕТНОЕ УЧРЕЖДЕНИЕ</text:p>
      <text:p text:style-name="P5">ВЫСШЕГО ОБРАЗОВАНИЯ</text:p>
      <text:p text:style-name="P6">«СИБИРСКИЙ ГОСУДАРСТВЕННЫЙ УНИВЕРСИТЕТ ТЕЛЕКОММУНИКАЦИЙ И ИНФОРМАТИКИ»</text:p>
      <text:p text:style-name="P7"/>
      <text:p text:style-name="P8"/>
      <text:p text:style-name="P9">ПОЯСНИТЕЛЬНАЯ ЗАПИСКА</text:p>
      <text:p text:style-name="P10">к курсовому проекту по дисциплине</text:p>
      <text:p text:style-name="P11">«Структуры и алгоритмы обработки данных»</text:p>
      <text:p text:style-name="P12">на тему</text:p>
      <text:p text:style-name="P13">AA-дерево (AA tree)</text:p>
      <text:p text:style-name="P14"/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Выполнил студент</text:p>
          </table:table-cell>
          <table:table-cell table:style-name="TableCell22">
            <text:p text:style-name="P23">Денисов Максим Алексеевич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>Ф.И.О.</text:p>
          </table:table-cell>
        </table:table-row>
      </table:table>
      <text:p text:style-name="P29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Группы</text:p>
          </table:table-cell>
          <table:table-cell table:style-name="TableCell36">
            <text:p text:style-name="P37">ИС-242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</table:table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Работу принял</text:p>
          </table:table-cell>
          <table:table-cell table:style-name="TableCell51">
            <text:p text:style-name="P52"/>
          </table:table-cell>
          <table:table-cell table:style-name="TableCell53">
            <text:p text:style-name="P54">ассистент Кафедры ВС Насонова А.О.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>подпись</text:p>
          </table:table-cell>
          <table:table-cell table:style-name="TableCell60"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Защищена</text:p>
          </table:table-cell>
          <table:table-cell table:style-name="TableCell71">
            <text:p text:style-name="P72"/>
          </table:table-cell>
          <table:table-cell table:style-name="TableCell73">
            <text:p text:style-name="P74">Оценка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</table:table>
      <text:p text:style-name="P86"/>
      <text:p text:style-name="P87"/>
      <text:p text:style-name="P88"/>
      <text:p text:style-name="P89">Новосибирск – 2023</text:p>
      <text:table-of-content text:name="_TOC0">
        <text:table-of-content-source text:outline-level="4" text:use-outline-level="true" text:use-index-marks="true" text:use-index-source-styles="tru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ReportSection"/>
            <text:index-source-style text:style-name="ReportSectionCentered"/>
          </text:index-source-styles>
          <text:index-source-styles text:outline-level="2">
            <text:index-source-style text:style-name="ReportSubsection"/>
          </text:index-source-styles>
        </text:table-of-content-source>
        <text:index-body>
          <text:p text:style-name="P90">СОДЕРЖАНИЕ</text:p>
          <text:p text:style-name="Contents1"><text:a xlink:href="#__RefHeading___Toc4327_3153689509" office:target-frame-name="_top" xlink:show="replace">ВВЕДЕНИЕ<text:tab/>3</text:a></text:p>
          <text:p text:style-name="Contents1"><text:a xlink:href="#__RefHeading___Toc4329_3153689509" office:target-frame-name="_top" xlink:show="replace">Описание структуры<text:tab/>4</text:a></text:p>
          <text:p text:style-name="Contents1"><text:a xlink:href="#__RefHeading___Toc4337_3153689509" office:target-frame-name="_top" xlink:show="replace">Описание основных операций<text:tab/>6</text:a></text:p>
          <text:p text:style-name="Contents2"><text:a xlink:href="#__RefHeading___Toc4339_3153689509" office:target-frame-name="_top" xlink:show="replace">1 <text:span text:style-name="T91">Вставка узла (insert)</text:span><text:tab/>6</text:a></text:p>
          <text:p text:style-name="Contents2"><text:a xlink:href="#__RefHeading___Toc4341_3153689509" office:target-frame-name="_top" xlink:show="replace">2 <text:span text:style-name="T92">Удаление узла (</text:span><text:span text:style-name="T93">deleteN</text:span><text:span text:style-name="T94">ode</text:span><text:span text:style-name="T95">)</text:span><text:tab/>6</text:a></text:p>
          <text:p text:style-name="Contents2"><text:a xlink:href="#__RefHeading___Toc4341_3153689509" office:target-frame-name="_top" xlink:show="replace">3 <text:span text:style-name="T96">Поиск узла (search</text:span><text:span text:style-name="T97">)</text:span><text:tab/>6</text:a></text:p>
          <text:p text:style-name="Contents2"><text:a xlink:href="#__RefHeading___Toc4341_3153689509" office:target-frame-name="_top" xlink:show="replace">4 <text:span text:style-name="T98">Обход дерева<text:s/></text:span><text:span text:style-name="T99">в порядке возрастания (inOrder</text:span><text:span text:style-name="T100">)</text:span><text:tab/>6</text:a></text:p>
          <text:p text:style-name="Contents2"><text:a xlink:href="#__RefHeading___Toc4341_3153689509" office:target-frame-name="_top" xlink:show="replace"><text:span text:style-name="T101">5</text:span> <text:span text:style-name="T102">Провер</text:span><text:span text:style-name="T103">ка наличия узла (isNodePresent</text:span><text:span text:style-name="T104">)</text:span><text:tab/>6</text:a></text:p>
          <text:p text:style-name="Contents2"><text:a xlink:href="#__RefHeading___Toc4341_3153689509" office:target-frame-name="_top" xlink:show="replace"><text:span text:style-name="T105">6</text:span> <text:span text:style-name="T106">Подсче</text:span><text:span text:style-name="T107">т количества узлов (countNodes</text:span><text:span text:style-name="T108">)</text:span><text:tab/>6</text:a></text:p>
          <text:p text:style-name="Contents1"><text:a xlink:href="#__RefHeading___Toc4343_3153689509" office:target-frame-name="_top" xlink:show="replace">ЗАКЛЮЧЕНИЕ<text:tab/>7</text:a></text:p>
          <text:p text:style-name="Contents1"><text:a xlink:href="#__RefHeading___Toc4345_3153689509" office:target-frame-name="_top" xlink:show="replace">СПИСОК ИСПОЛЬЗОВАННЫХ ИСТОЧНИКОВ<text:tab/>8</text:a></text:p>
          <text:p text:style-name="Contents1"><text:a xlink:href="#__RefHeading___Toc4347_3153689509" office:target-frame-name="_top" xlink:show="replace">ПРИЛОЖЕНИЕ<text:tab/>9</text:a></text:p>
          <text:p text:style-name="Contents2"><text:a xlink:href="#__RefHeading___Toc4349_3153689509" office:target-frame-name="_top" xlink:show="replace">1 Исходный код программы<text:tab/>9</text:a></text:p>
        </text:index-body>
      </text:table-of-content>
      <text:p text:style-name="Contents2"/>
      <text:p text:style-name="Contents2"/>
      <text:p text:style-name="ReportSectionCentered"/>
      <text:p text:style-name="P109"><text:bookmark-start text:name="__RefHeading___Toc4327_3153689509"/><text:soft-page-break/>ВВЕДЕНИЕ<text:bookmark-end text:name="__RefHeading___Toc4327_3153689509"/></text:p>
      <text:p text:style-name="ReportSubsection"><text:bookmark-start text:name="__RefHeading___Toc4331_3153689509"/><text:span text:style-name="T110">Авл-дерево, известное также как АА-дерево, представляет собой балансированное бинарное дерево поиска, разработанное для эффективного выполнения операций вставки, удаления и поиска. Введение этой структуры данных в алгоритмическое исследование обработки данных становится актуальным исследованием, поскольку она обеспечивает оптимальный баланс между операциями и поддержанием баланса.</text:span><text:span text:style-name="T111"><text:line-break/></text:span><text:span text:style-name="T112"><text:line-break/></text:span><text:span text:style-name="T113">Интеграция АА-дерева в область структур данных отражает потребность в разработке эффективных и быстрых методов обработки данных, особенно в контексте баз данных, поиска и сортировки. Эта структура данных обладает уникальными свойствами, такими как самобалансировка и устойчивость к различным операциям, что делает ее важным объектом исследования и реализации.</text:span><text:span text:style-name="T114"><text:line-break/></text:span><text:span text:style-name="T115"><text:line-break/></text:span><text:span text:style-name="T116">В данной курсовой работе рассмотрены основные принципы построения и функционирования АА-дерева, а также его применение в решении конкретных задач. Анализ структуры, операций и характеристик АА-дерева позволяет понять его преимущества и ограничения, а также определить области применения в различных сценариях обработки данных.</text:span><text:span text:style-name="T117"><text:line-break/></text:span><text:span text:style-name="T118"><text:line-break/></text:span><text:span text:style-name="T119">В соответ</text:span><text:span text:style-name="T120">ствии со своим вариантом была изучена</text:span><text:span text:style-name="T121"><text:s/></text:span><text:span text:style-name="T122">заданная структура данных,</text:span><text:span text:style-name="T123"><text:s/></text:span></text:p>
      <text:p text:style-name="P124">А<text:s/>также был выполнен<text:s/>асимптотический анализ его<text:s/>вычислительной сложности.</text:p>
      <text:p text:style-name="P125"/>
      <text:p text:style-name="P126"/>
      <text:p text:style-name="P127"/>
      <text:p text:style-name="P128"/>
      <text:p text:style-name="ReportText"><text:bookmark-end text:name="__RefHeading___Toc4331_3153689509"/></text:p>
      <text:p text:style-name="P129"><text:bookmark-start text:name="__RefHeading___Toc4337_3153689509"/>Описание структуры АА-дерева</text:p>
      <text:p text:style-name="P130"><text:span text:style-name="T131"><text:line-break/></text:span><text:span text:style-name="T132">АА-дерево представляет собой бинарное дерево поиска, в кот</text:span><text:span text:style-name="T133">о</text:span><text:span text:style-name="T134">ром каждый узел содержит ключ (data), уровень узла (level), и ссылки на левого (left) и правого (right) потомка. Вот основные элементы кода, определенные для структ</text:span><text:span text:style-name="T135">у</text:span><text:span text:style-name="T136">ры:</text:span><text:span text:style-name="T137"><text:line-break/></text:span><text:span text:style-name="T138"><text:line-break/>struct Node {</text:span><text:span text:style-name="T139"><text:line-break/>int data;</text:span><text:span text:style-name="T140"><text:line-break/>int level;</text:span><text:span text:style-name="T141"><text:line-break/>struct Node* left;</text:span><text:span text:style-name="T142"><text:line-break/>struct Node* right;</text:span><text:span text:style-name="T143"><text:line-break/>}</text:span><text:span text:style-name="T144">;</text:span><text:span text:style-name="T145"><text:line-break/></text:span><text:span text:style-name="T146"><text:line-break/>typedef struct Node Node;</text:span><text:span text:style-name="T147"><text:line-break/></text:span><text:span text:style-name="T148"><text:line-break/></text:span><text:span text:style-name="T149"><text:line-break/></text:span><text:span text:style-name="T150">Операции вставки и удаления:</text:span><text:span text:style-name="T151"><text:line-break/></text:span><text:span text:style-name="T152"><text:line-break/>- insert</text:span><text:span text:style-name="T153">: Добавляет новый узел с указанным значением в соответствии с б</text:span><text:span text:style-name="T154">и</text:span><text:span text:style-name="T155">нарными правилами. После вставки выполняются операции skew и split для подде</text:span><text:span text:style-name="T156">ржания баланса.</text:span><text:span text:style-name="T157"><text:line-break/></text:span><text:span text:style-name="T158"><text:line-break/>- deleteNode</text:span><text:span text:style-name="T159">: Удаляет узел с указанным значением. В случае необходим</text:span><text:span text:style-name="T160">о</text:span><text:span text:style-name="T161">сти, производит skew и split для восстановления бала</text:span><text:span text:style-name="T162">н</text:span><text:span text:style-name="T163">са.</text:span><text:span text:style-name="T164"><text:line-break/></text:span><text:span text:style-name="T165"><text:line-break/>Операции балансировки:</text:span><text:span text:style-name="T166"><text:line-break/></text:span><text:span text:style-name="T167"><text:line-break/>- skew</text:span><text:span text:style-name="T168">: Выполняет правый поворот вокруг узла, если его уровень равен уровню лево</text:span><text:span text:style-name="T169">го потомка.</text:span><text:span text:style-name="T170"><text:line-break/></text:span><text:span text:style-name="T171"><text:line-break/>- split</text:span><text:span text:style-name="T172">: Выполняет левый поворот вокруг узла и увеличивает уровень прав</text:span><text:span text:style-name="T173">о</text:span><text:span text:style-name="T174">го потомка, если его уровень равен уровню правого потомка правого п</text:span><text:span text:style-name="T175">о</text:span><text:span text:style-name="T176">томка.</text:span><text:span text:style-name="T177"><text:line-break/></text:span><text:span text:style-name="T178"><text:line-break/>Операции поиска и анализа:</text:span><text:span text:style-name="T179"><text:line-break/></text:span><text:span text:style-name="T180"><text:line-break/>- search</text:span><text:span text:style-name="T181">: Осуществляет поиск узла с заданным значением, возвращая стру</text:span><text:span text:style-name="T182">к</text:span><text:span text:style-name="T183">туру SearchResult, содержащую найденный узел и его уровень в дер</text:span><text:span text:style-name="T184">е</text:span><text:span text:style-name="T185">ве.</text:span><text:span text:style-name="T186"><text:line-break/></text:span><text:span text:style-name="T187"><text:line-break/></text:span><text:soft-page-break/><text:span text:style-name="T188">-<text:s/></text:span><text:span text:style-name="T189">countNodes: Рекурсивно подсчитывает количество узлов в д</text:span><text:span text:style-name="T190">е</text:span><text:span text:style-name="T191">реве.</text:span><text:span text:style-name="T192"><text:line-break/></text:span><text:span text:style-name="T193"><text:line-break/>Пример использования:</text:span><text:span text:style-name="T194"><text:line-break/></text:span><text:span text:style-name="T195"><text:line-break/>- Инициализация дерева, вставка случайных значений, и вывод их в порядке во</text:span><text:span text:style-name="T196">з</text:span><text:span text:style-name="T197">растания.</text:span><text:span text:style-name="T198"><text:line-break/></text:span><text:span text:style-name="T199"><text:line-break/>- Добавление случайного элемента и удаление случайного элемента, с п</text:span><text:span text:style-name="T200">о</text:span><text:span text:style-name="T201">следу</text:span><text:span text:style-name="T202">ю</text:span><text:span text:style-name="T203">щим выводом обновленного дерева.</text:span><text:span text:style-name="T204"><text:line-break/></text:span><text:span text:style-name="T205"><text:line-break/>- Поиск узла с конкретным значением и вывод уровня его расп</text:span><text:span text:style-name="T206">о</text:span><text:span text:style-name="T207">ложения.</text:span><text:span text:style-name="T208"><text:line-break/></text:span><text:span text:style-name="T209"><text:line-break/>Время выполнения операций:</text:span><text:span text:style-name="T210"><text:line-break/></text:span><text:span text:style-name="T211"><text:line-break/>- Замер времени выполнения операций вставки, удаления, поиска и вывода.</text:span><text:span text:style-name="T212"><text:line-break/></text:span><text:span text:style-name="T213"><text:line-break/>Код предоставляет пример простой реализации АА-дерева на языке C с о</text:span><text:span text:style-name="T214">с</text:span><text:span text:style-name="T215">новными операциями и демонстрирует его использование на примере раб</text:span><text:span text:style-name="T216">о</text:span><text:span text:style-name="T217">ты с случайными данными.</text:span></text:p>
      <text:p text:style-name="P218"/>
      <text:soft-page-break/>
      <text:p text:style-name="P219"><text:span text:style-name="T220">Описание основных операций в АА-дереве</text:span><text:span text:style-name="T221"><text:line-break/></text:span><text:span text:style-name="T222"><text:line-break/></text:span></text:p>
      <text:p text:style-name="P223"><text:span text:style-name="T224">1. Вставка узла (insert</text:span><text:span text:style-name="T225">):</text:span><text:span text:style-name="T226"><text:line-break/></text:span><text:span text:style-name="T227"><text:line-break/></text:span><text:span text:style-name="T228">- Операция добавления нового узла с заданным значением в АА-дерево.</text:span><text:span text:style-name="T229"><text:line-break/></text:span><text:span text:style-name="T230">- После вставки происходит проверка и, если необходимо, выполнение оп</text:span><text:span text:style-name="T231">е</text:span><text:span text:style-name="T232">раций skew и split для подде</text:span><text:span text:style-name="T233">р</text:span><text:span text:style-name="T234">жания баланса дерева.</text:span><text:span text:style-name="T235"><text:line-break/></text:span><text:span text:style-name="T236">- Балансировка дерева обеспечивает оптимальную производительность при последующих опер</text:span><text:span text:style-name="T237">а</text:span><text:span text:style-name="T238">циях.</text:span><text:span text:style-name="T239"><text:line-break/></text:span><text:span text:style-name="T240"><text:line-break/></text:span><text:span text:style-name="T241">Node* insert(Node* root, int data);</text:span><text:span text:style-name="T242"><text:line-break/></text:span><text:span text:style-name="T243"><text:line-break/></text:span><text:span text:style-name="T244"><text:line-break/></text:span><text:span text:style-name="T245">2. Удаление узла (</text:span><text:span text:style-name="T246">deleteN</text:span><text:span text:style-name="T247">ode</text:span><text:span text:style-name="T248">):</text:span><text:span text:style-name="T249"><text:line-break/></text:span><text:span text:style-name="T250"><text:line-break/></text:span><text:span text:style-name="T251">- Операция удаления узла с указанным значением из АА-дерева.</text:span><text:span text:style-name="T252"><text:line-break/></text:span><text:span text:style-name="T253">- После удаления выполняются операции skew и split, если необходимо, для восстановления б</text:span><text:span text:style-name="T254">а</text:span><text:span text:style-name="T255">ланса.</text:span><text:span text:style-name="T256"><text:line-break/></text:span><text:span text:style-name="T257">- Баланс дерева поддерживается после каждой операции удаления.</text:span><text:span text:style-name="T258"><text:line-break/></text:span><text:span text:style-name="T259"><text:line-break/></text:span><text:span text:style-name="T260"><text:line-break/></text:span><text:span text:style-name="T261">Node* deleteNode(Node* root, int data);</text:span><text:span text:style-name="T262"><text:line-break/></text:span><text:span text:style-name="T263"><text:line-break/></text:span><text:span text:style-name="T264"><text:line-break/></text:span><text:span text:style-name="T265">3. Поиск узла (search</text:span><text:span text:style-name="T266">):</text:span><text:span text:style-name="T267"><text:line-break/></text:span><text:span text:style-name="T268"><text:line-break/></text:span><text:span text:style-name="T269">- Операция поиска узла с заданным значением в АА-дереве.</text:span><text:span text:style-name="T270"><text:line-break/></text:span><text:span text:style-name="T271">- Возвращает структуру SearchResult, содержащую найденный узел и ур</text:span><text:span text:style-name="T272">о</text:span><text:span text:style-name="T273">вень его расп</text:span><text:span text:style-name="T274">о</text:span><text:span text:style-name="T275">ложения в дереве.</text:span><text:span text:style-name="T276"><text:line-break/></text:span><text:span text:style-name="T277">- Используется для определения наличия элемента в дереве и получения информации о его ра</text:span><text:span text:style-name="T278">с</text:span><text:span text:style-name="T279">положении.</text:span><text:span text:style-name="T280"><text:line-break/></text:span><text:span text:style-name="T281"><text:line-break/></text:span><text:span text:style-name="T282"><text:line-break/></text:span><text:span text:style-name="T283">SearchResult search(Node* root, int data, int currentLevel);</text:span><text:span text:style-name="T284"><text:line-break/></text:span><text:span text:style-name="T285"><text:line-break/></text:span><text:span text:style-name="T286"><text:line-break/></text:span><text:span text:style-name="T287">4.<text:s/></text:span><text:span text:style-name="T288">Обход дерева<text:s/></text:span><text:span text:style-name="T289">в порядке возрастания (inOrder</text:span><text:span text:style-name="T290">):</text:span><text:span text:style-name="T291"><text:line-break/></text:span><text:span text:style-name="T292"><text:line-break/></text:span><text:span text:style-name="T293">- Операция обхода узлов дерева в порядке возрастания значений.</text:span><text:span text:style-name="T294"><text:line-break/></text:span><text:span text:style-name="T295">- Используется для вывода элементов дерева в упорядоченном виде.</text:span><text:span text:style-name="T296"><text:line-break/></text:span><text:soft-page-break/><text:span text:style-name="T297">- Применяется для отладки и визуализации содержимого дерева.</text:span><text:span text:style-name="T298"><text:line-break/></text:span><text:span text:style-name="T299"><text:line-break/></text:span><text:span text:style-name="T300"><text:line-break/></text:span><text:span text:style-name="T301">void inOrder(Node* root);</text:span><text:span text:style-name="T302"><text:line-break/></text:span><text:span text:style-name="T303"><text:line-break/></text:span><text:span text:style-name="T304"><text:line-break/></text:span><text:span text:style-name="T305">5.<text:s/></text:span><text:span text:style-name="T306">Провер</text:span><text:span text:style-name="T307">ка наличия узла (isNodePresent</text:span><text:span text:style-name="T308">):</text:span><text:span text:style-name="T309"><text:line-break/></text:span><text:span text:style-name="T310"><text:line-break/></text:span><text:span text:style-name="T311">- Операция проверки наличия узла с заданным значением в АА-дереве.</text:span><text:span text:style-name="T312"><text:line-break/></text:span><text:span text:style-name="T313">- Возвращает булево значение, указывающее на присутствие или отсутствие узла с з</text:span><text:span text:style-name="T314">а</text:span><text:span text:style-name="T315">данным значением.</text:span><text:span text:style-name="T316"><text:line-break/></text:span><text:span text:style-name="T317"><text:line-break/></text:span><text:span text:style-name="T318"><text:line-break/></text:span><text:span text:style-name="T319">bool isNodePresent(Node* root, int data);</text:span><text:span text:style-name="T320"><text:line-break/></text:span><text:span text:style-name="T321"><text:line-break/></text:span><text:span text:style-name="T322"><text:line-break/></text:span><text:span text:style-name="T323">6.<text:s/></text:span><text:span text:style-name="T324">Подсче</text:span><text:span text:style-name="T325">т количества узлов (countNodes</text:span><text:span text:style-name="T326">):</text:span><text:span text:style-name="T327"><text:line-break/></text:span><text:span text:style-name="T328"><text:line-break/></text:span><text:span text:style-name="T329">- Операция рекурсивного подсчета общего числа узлов в АА-дереве.</text:span><text:span text:style-name="T330"><text:line-break/></text:span><text:span text:style-name="T331">- Используется для анализа размера дерева и оценки его сложности.</text:span><text:span text:style-name="T332"><text:line-break/></text:span><text:span text:style-name="T333"><text:line-break/></text:span><text:span text:style-name="T334"><text:line-break/></text:span><text:span text:style-name="T335">int countNodes(Node* root);</text:span><text:span text:style-name="T336"><text:line-break/></text:span><text:span text:style-name="T337"><text:line-break/></text:span><text:span text:style-name="T338"><text:line-break/></text:span><text:span text:style-name="T339">Каждая из этих операций является ключевым компонентом для эффекти</text:span><text:span text:style-name="T340">в</text:span><text:span text:style-name="T341">ной работы АА-дерева, обеспечивая его балансировку и поддержание уп</text:span><text:span text:style-name="T342">о</text:span><text:span text:style-name="T343">рядоченности при динамич</text:span><text:span text:style-name="T344">е</text:span><text:span text:style-name="T345">ском изменении данных.</text:span></text:p>
      <text:p text:style-name="P346"><text:bookmark-start text:name="__RefHeading___Toc4343_3153689509"/><text:bookmark-end text:name="__RefHeading___Toc4337_3153689509"/><text:soft-page-break/>ЗАКЛЮЧЕНИЕ<text:bookmark-end text:name="__RefHeading___Toc4343_3153689509"/></text:p>
      <text:p text:style-name="ReportText">В результате выполнения работы разработан и исследован алгоритм<text:s/><text:span text:style-name="T347">…</text:span></text:p>
      <text:p text:style-name="ReportText">Осуществлено моделирование разработанного алгоритма. Показано, что<text:s/><text:span text:style-name="T348">…</text:span></text:p>
      <text:p text:style-name="P349"><text:bookmark-start text:name="__RefHeading___Toc4345_3153689509"/><text:soft-page-break/>СПИСОК ИСПОЛЬЗОВАННЫХ ИСТОЧНИКОВ<text:bookmark-end text:name="__RefHeading___Toc4345_3153689509"/></text:p>
      <text:list text:style-name="LFO1" text:continue-numbering="true">
        <text:list-item>
          <text:p text:style-name="P350"><text:a xlink:href="https://drive.google.com/file/d/1IvKnDsgFxpXrMO9lv5viX3lwYtzomYA3/view" office:target-frame-name="_top" xlink:show="replace"><text:span text:style-name="Гиперссылка">DSA book.pdf - Google Диск</text:span></text:a></text:p>
        </text:list-item>
        <text:list-item>
          <text:p text:style-name="P351"><text:a xlink:href="https://translated.turbopages.org/proxy_u/en-ru.ru.fd95fe48-6584298c-d6fc1e3b-74722d776562/https/en.wikipedia.org/wiki/AA_tree" office:target-frame-name="_top" xlink:show="replace"><text:span text:style-name="T352">AA tree - Wikipedia (turbopages.org)</text:span></text:a></text:p>
        </text:list-item>
        <text:list-item>
          <text:p text:style-name="P353"><text:a xlink:href="https://neerc.ifmo.ru/wiki/index.php?title=AA-%D0%B4%D0%B5%D1%80%D0%B5%D0%B2%D0%BE" office:target-frame-name="_top" xlink:show="replace"><text:span text:style-name="Гиперссылка">AA-дерево — Викиконспекты (ifmo.ru)</text:span></text:a></text:p>
        </text:list-item>
        <text:list-item>
          <text:p text:style-name="P354"><text:a xlink:href="https://habr.com/ru/articles/110212/" office:target-frame-name="_top" xlink:show="replace"><text:span text:style-name="Гиперссылка">AA-Tree или простое бинарное дерево / Хабр (habr.com)</text:span></text:a></text:p>
        </text:list-item>
      </text:list>
      <text:p text:style-name="P355"><text:bookmark-start text:name="__RefHeading___Toc4347_3153689509"/><text:soft-page-break/>ПРИЛОЖЕНИЕ<text:bookmark-end text:name="__RefHeading___Toc4347_3153689509"/></text:p>
      <text:p text:style-name="ReportSubsection"><text:bookmark-start text:name="__RefHeading___Toc4349_3153689509"/>1 Исходный код программы<text:bookmark-end text:name="__RefHeading___Toc4349_3153689509"/></text:p>
      <text:p text:style-name="P356">#include &lt;stdio.h&gt;</text:p>
      <text:p text:style-name="P357">#include &lt;stdlib.h&gt;</text:p>
      <text:p text:style-name="P358">#include &lt;time.h&gt;</text:p>
      <text:p text:style-name="P359">#include &lt;stdbool.h&gt;</text:p>
      <text:p text:style-name="P360"/>
      <text:p text:style-name="P361">struct Node {</text:p>
      <text:p text:style-name="P362"><text:s text:c="4"/>int data;</text:p>
      <text:p text:style-name="P363"><text:s text:c="4"/>int level;</text:p>
      <text:p text:style-name="P364"><text:s text:c="4"/>struct Node* left;</text:p>
      <text:p text:style-name="P365"><text:s text:c="4"/>struct Node* right;</text:p>
      <text:p text:style-name="P366">};</text:p>
      <text:p text:style-name="P367"/>
      <text:p text:style-name="P368">typedef struct Node Node;</text:p>
      <text:p text:style-name="P369"/>
      <text:p text:style-name="P370">typedef struct {</text:p>
      <text:p text:style-name="P371"><text:s text:c="4"/>Node* node;</text:p>
      <text:p text:style-name="P372"><text:s text:c="4"/>int level;</text:p>
      <text:p text:style-name="P373">} SearchResult;</text:p>
      <text:p text:style-name="P374"/>
      <text:p text:style-name="P375">Node* createNode(int data) {</text:p>
      <text:p text:style-name="P376"><text:s text:c="4"/>Node* newNode = (Node*)malloc(sizeof(Node));</text:p>
      <text:p text:style-name="P377"><text:s text:c="4"/>newNode-&gt;data = data;</text:p>
      <text:p text:style-name="P378"><text:s text:c="4"/>newNode-&gt;level = 1;</text:p>
      <text:p text:style-name="P379"><text:s text:c="4"/>newNode-&gt;left = NULL;</text:p>
      <text:p text:style-name="P380"><text:s text:c="4"/>newNode-&gt;right = NULL;</text:p>
      <text:p text:style-name="P381"><text:s text:c="4"/>return newNode;</text:p>
      <text:p text:style-name="P382">}</text:p>
      <text:p text:style-name="P383"/>
      <text:p text:style-name="P384">Node* rotateRight(Node* root) {</text:p>
      <text:p text:style-name="P385"><text:s text:c="4"/>if (root &amp;&amp; root-&gt;left) {</text:p>
      <text:p text:style-name="P386"><text:s text:c="8"/>Node* left = root-&gt;left;</text:p>
      <text:p text:style-name="P387"><text:s text:c="8"/>root-&gt;left = left-&gt;right;</text:p>
      <text:p text:style-name="P388"><text:s text:c="8"/>left-&gt;right = root;</text:p>
      <text:p text:style-name="P389"><text:s text:c="8"/>return left;</text:p>
      <text:p text:style-name="P390"><text:s text:c="4"/>}</text:p>
      <text:p text:style-name="P391"><text:s text:c="4"/>return root;</text:p>
      <text:p text:style-name="P392">}</text:p>
      <text:p text:style-name="P393"/>
      <text:soft-page-break/>
      <text:p text:style-name="P394">Node* rotateLeft(Node* root) {</text:p>
      <text:p text:style-name="P395"><text:s text:c="4"/>if (root &amp;&amp; root-&gt;right) {</text:p>
      <text:p text:style-name="P396"><text:s text:c="8"/>Node* right = root-&gt;right;</text:p>
      <text:p text:style-name="P397"><text:s text:c="8"/>root-&gt;right = right-&gt;left;</text:p>
      <text:p text:style-name="P398"><text:s text:c="8"/>right-&gt;left = root;</text:p>
      <text:p text:style-name="P399"><text:s text:c="8"/>right-&gt;level++;</text:p>
      <text:p text:style-name="P400"><text:s text:c="8"/>return right;</text:p>
      <text:p text:style-name="P401"><text:s text:c="4"/>}</text:p>
      <text:p text:style-name="P402"><text:s text:c="4"/>return root;</text:p>
      <text:p text:style-name="P403">}</text:p>
      <text:p text:style-name="P404"/>
      <text:p text:style-name="P405">Node* skew(Node* root) {</text:p>
      <text:p text:style-name="P406"><text:s text:c="4"/>if (root &amp;&amp; root-&gt;left &amp;&amp; root-&gt;level == root-&gt;left-&gt;level) {</text:p>
      <text:p text:style-name="P407"><text:s text:c="8"/>root = rotateRight(root);</text:p>
      <text:p text:style-name="P408"><text:s text:c="4"/>}</text:p>
      <text:p text:style-name="P409"><text:s text:c="4"/>return root;</text:p>
      <text:p text:style-name="P410">}</text:p>
      <text:p text:style-name="P411"/>
      <text:p text:style-name="P412">Node* split(Node* root) {</text:p>
      <text:p text:style-name="P413"><text:s text:c="4"/>if (root &amp;&amp; root-&gt;right &amp;&amp; root-&gt;right-&gt;right &amp;&amp; root-&gt;right-&gt;right-&gt;level == root-&gt;level) {</text:p>
      <text:p text:style-name="P414"><text:s text:c="8"/>root = rotateLeft(root);</text:p>
      <text:p text:style-name="P415"><text:s text:c="4"/>}</text:p>
      <text:p text:style-name="P416"><text:s text:c="4"/>return root;</text:p>
      <text:p text:style-name="P417">}</text:p>
      <text:p text:style-name="P418"/>
      <text:p text:style-name="P419">Node* findMin(Node* node) {</text:p>
      <text:p text:style-name="P420"><text:s text:c="4"/>while (node-&gt;left) {</text:p>
      <text:p text:style-name="P421"><text:s text:c="8"/>node = node-&gt;left;</text:p>
      <text:p text:style-name="P422"><text:s text:c="4"/>}</text:p>
      <text:p text:style-name="P423"><text:s text:c="4"/>return node;</text:p>
      <text:p text:style-name="P424">}</text:p>
      <text:p text:style-name="P425"/>
      <text:p text:style-name="P426">Node* deleteNode(Node* root, int data) {</text:p>
      <text:p text:style-name="P427"><text:s text:c="4"/>if (!root) {</text:p>
      <text:p text:style-name="P428"><text:s text:c="8"/>return root;</text:p>
      <text:p text:style-name="P429"><text:s text:c="4"/>}</text:p>
      <text:p text:style-name="P430"/>
      <text:p text:style-name="P431"><text:s text:c="4"/>if (data &lt; root-&gt;data) {</text:p>
      <text:p text:style-name="P432"><text:s text:c="8"/>root-&gt;left = deleteNode(root-&gt;left, data);</text:p>
      <text:p text:style-name="P433"><text:s text:c="4"/>} else if (data &gt; root-&gt;data) {</text:p>
      <text:soft-page-break/>
      <text:p text:style-name="P434"><text:s text:c="8"/>root-&gt;right = deleteNode(root-&gt;right, data);</text:p>
      <text:p text:style-name="P435"><text:s text:c="4"/>} else {</text:p>
      <text:p text:style-name="P436"><text:s text:c="8"/>if (!root-&gt;left || !root-&gt;right) {</text:p>
      <text:p text:style-name="P437"><text:s text:c="12"/>Node* temp = root-&gt;left ? root-&gt;left : root-&gt;right;</text:p>
      <text:p text:style-name="P438"><text:s text:c="12"/>if (!temp) {</text:p>
      <text:p text:style-name="P439"><text:s text:c="16"/>temp = root;</text:p>
      <text:p text:style-name="P440"><text:s text:c="16"/>root = NULL;</text:p>
      <text:p text:style-name="P441"><text:s text:c="12"/>} else {</text:p>
      <text:p text:style-name="P442"><text:s text:c="16"/>*root = *temp;</text:p>
      <text:p text:style-name="P443"><text:s text:c="12"/>}</text:p>
      <text:p text:style-name="P444"><text:s text:c="12"/>free(temp);</text:p>
      <text:p text:style-name="P445"><text:s text:c="8"/>} else {</text:p>
      <text:p text:style-name="P446"><text:s text:c="12"/>Node* temp = findMin(root-&gt;right);</text:p>
      <text:p text:style-name="P447"><text:s text:c="12"/>root-&gt;data = temp-&gt;data;</text:p>
      <text:p text:style-name="P448"><text:s text:c="12"/>root-&gt;right = deleteNode(root-&gt;right, temp-&gt;data);</text:p>
      <text:p text:style-name="P449"><text:s text:c="8"/>}</text:p>
      <text:p text:style-name="P450"><text:s text:c="4"/>}</text:p>
      <text:p text:style-name="P451"/>
      <text:p text:style-name="P452"><text:s text:c="4"/>root = skew(root);</text:p>
      <text:p text:style-name="P453"><text:s text:c="4"/>root = split(root);</text:p>
      <text:p text:style-name="P454"><text:s text:c="4"/>return root;</text:p>
      <text:p text:style-name="P455">}</text:p>
      <text:p text:style-name="P456"/>
      <text:p text:style-name="P457">Node* insert(Node* root, int data) {</text:p>
      <text:p text:style-name="P458"><text:s text:c="4"/>if (!root) {</text:p>
      <text:p text:style-name="P459"><text:s text:c="8"/>return createNode(data);</text:p>
      <text:p text:style-name="P460"><text:s text:c="4"/>}</text:p>
      <text:p text:style-name="P461"/>
      <text:p text:style-name="P462"><text:s text:c="4"/>if (data &lt; root-&gt;data) {</text:p>
      <text:p text:style-name="P463"><text:s text:c="8"/>root-&gt;left = insert(root-&gt;left, data);</text:p>
      <text:p text:style-name="P464"><text:s text:c="4"/>} else if (data &gt; root-&gt;data) {</text:p>
      <text:p text:style-name="P465"><text:s text:c="8"/>root-&gt;right = insert(root-&gt;right, data);</text:p>
      <text:p text:style-name="P466"><text:s text:c="4"/>}</text:p>
      <text:p text:style-name="P467"/>
      <text:p text:style-name="P468"><text:s text:c="4"/>root = skew(root);</text:p>
      <text:p text:style-name="P469"><text:s text:c="4"/>root = split(root);</text:p>
      <text:p text:style-name="P470"><text:s text:c="4"/>return root;</text:p>
      <text:p text:style-name="P471">}</text:p>
      <text:p text:style-name="P472"/>
      <text:p text:style-name="P473">void inOrder(Node* root) {</text:p>
      <text:soft-page-break/>
      <text:p text:style-name="P474"><text:s text:c="4"/>if (root) {</text:p>
      <text:p text:style-name="P475"><text:s text:c="8"/>inOrder(root-&gt;left);</text:p>
      <text:p text:style-name="P476"><text:s text:c="8"/>printf("%d ", root-&gt;data);</text:p>
      <text:p text:style-name="P477"><text:s text:c="8"/>inOrder(root-&gt;right);</text:p>
      <text:p text:style-name="P478"><text:s text:c="4"/>}</text:p>
      <text:p text:style-name="P479">}</text:p>
      <text:p text:style-name="P480"/>
      <text:p text:style-name="P481">bool isNodePresent(Node* root, int data) {</text:p>
      <text:p text:style-name="P482"><text:s text:c="4"/>if (!root) {</text:p>
      <text:p text:style-name="P483"><text:s text:c="8"/>return false;</text:p>
      <text:p text:style-name="P484"><text:s text:c="4"/>}</text:p>
      <text:p text:style-name="P485"/>
      <text:p text:style-name="P486"><text:s text:c="4"/>if (data &lt; root-&gt;data) {</text:p>
      <text:p text:style-name="P487"><text:s text:c="8"/>return isNodePresent(root-&gt;left, data);</text:p>
      <text:p text:style-name="P488"><text:s text:c="4"/>} else if (data &gt; root-&gt;data) {</text:p>
      <text:p text:style-name="P489"><text:s text:c="8"/>return isNodePresent(root-&gt;right, data);</text:p>
      <text:p text:style-name="P490"><text:s text:c="4"/>}</text:p>
      <text:p text:style-name="P491"/>
      <text:p text:style-name="P492"><text:s text:c="4"/>return true;</text:p>
      <text:p text:style-name="P493">}</text:p>
      <text:p text:style-name="P494"/>
      <text:p text:style-name="P495">SearchResult search(Node* root, int data, int currentLevel) {</text:p>
      <text:p text:style-name="P496"><text:s text:c="4"/>SearchResult result;</text:p>
      <text:p text:style-name="P497"><text:s text:c="4"/>result.node = NULL;</text:p>
      <text:p text:style-name="P498"><text:s text:c="4"/>result.level = 0;</text:p>
      <text:p text:style-name="P499"/>
      <text:p text:style-name="P500"><text:s text:c="4"/>if (!root) {</text:p>
      <text:p text:style-name="P501"><text:s text:c="8"/>return result;</text:p>
      <text:p text:style-name="P502"><text:s text:c="4"/>}</text:p>
      <text:p text:style-name="P503"/>
      <text:p text:style-name="P504"><text:s text:c="4"/>if (data &lt; root-&gt;data) {</text:p>
      <text:p text:style-name="P505"><text:s text:c="8"/>return search(root-&gt;left, data, currentLevel + 1);</text:p>
      <text:p text:style-name="P506"><text:s text:c="4"/>} else if (data &gt; root-&gt;data) {</text:p>
      <text:p text:style-name="P507"><text:s text:c="8"/>return search(root-&gt;right, data, currentLevel + 1);</text:p>
      <text:p text:style-name="P508"><text:s text:c="4"/>} else {</text:p>
      <text:p text:style-name="P509"><text:s text:c="8"/>result.node = root;</text:p>
      <text:p text:style-name="P510"><text:s text:c="8"/>result.level = currentLevel;</text:p>
      <text:p text:style-name="P511"><text:s text:c="8"/>return result;</text:p>
      <text:p text:style-name="P512"><text:s text:c="4"/>}</text:p>
      <text:p text:style-name="P513">}</text:p>
      <text:p text:style-name="P514"/>
      <text:soft-page-break/>
      <text:p text:style-name="P515">int countNodes(Node* root) {</text:p>
      <text:p text:style-name="P516"><text:s text:c="4"/>if (!root) {</text:p>
      <text:p text:style-name="P517"><text:s text:c="8"/>return 0;</text:p>
      <text:p text:style-name="P518"><text:s text:c="4"/>}</text:p>
      <text:p text:style-name="P519"/>
      <text:p text:style-name="P520"><text:s text:c="4"/>return 1 + countNodes(root-&gt;left) + countNodes(root-&gt;right);</text:p>
      <text:p text:style-name="P521">}</text:p>
      <text:p text:style-name="P522"/>
      <text:p text:style-name="P523">int main() {</text:p>
      <text:p text:style-name="P524"><text:s text:c="4"/>Node* root = NULL;</text:p>
      <text:p text:style-name="P525"><text:span text:style-name="T526"><text:s text:c="4"/></text:span><text:span text:style-name="T527">int values_count = 100000;</text:span></text:p>
      <text:p text:style-name="P528"/>
      <text:p text:style-name="P529"><text:s text:c="4"/>// Инициализация генератора случайных чисел</text:p>
      <text:p text:style-name="P530"><text:span text:style-name="T531"><text:s text:c="4"/></text:span><text:span text:style-name="T532">srand((unsigned int)time(NULL));</text:span></text:p>
      <text:p text:style-name="P533"/>
      <text:p text:style-name="P534"><text:span text:style-name="T535"><text:s text:c="4"/></text:span><text:span text:style-name="T536">// Генерация и добавление случайных значений</text:span></text:p>
      <text:p text:style-name="P537"><text:s text:c="4"/>for (int i = 0; i &lt; values_count; i++) {</text:p>
      <text:p text:style-name="P538"><text:span text:style-name="T539"><text:s text:c="8"/></text:span><text:span text:style-name="T540">int random_value = rand() % (values_count * 10);</text:span></text:p>
      <text:p text:style-name="P541"><text:s text:c="8"/>root = insert(root, random_value);</text:p>
      <text:p text:style-name="P542"><text:span text:style-name="T543"><text:s text:c="4"/></text:span><text:span text:style-name="T544">}</text:span></text:p>
      <text:p text:style-name="P545"/>
      <text:p text:style-name="P546"><text:s text:c="4"/>// Засекаем время перед выполнением операций</text:p>
      <text:p text:style-name="P547"><text:s text:c="4"/>clock_t start_time = clock();</text:p>
      <text:p text:style-name="P548"/>
      <text:p text:style-name="P549"><text:span text:style-name="T550"><text:s text:c="4"/></text:span><text:span text:style-name="T551">printf("In-order traversal of the AA tree: ");</text:span></text:p>
      <text:p text:style-name="P552"><text:s text:c="4"/>inOrder(root);</text:p>
      <text:p text:style-name="P553"><text:s text:c="4"/>printf("\n");</text:p>
      <text:p text:style-name="P554"/>
      <text:p text:style-name="P555"><text:s text:c="4"/>printf("Number of nodes in the tree: %d\n", countNodes(root));</text:p>
      <text:p text:style-name="P556"/>
      <text:p text:style-name="P557"><text:span text:style-name="T558"><text:s text:c="4"/>//<text:s/></text:span><text:span text:style-name="T559">Добавление</text:span><text:span text:style-name="T560"><text:s/></text:span><text:span text:style-name="T561">случайного</text:span><text:span text:style-name="T562"><text:s/></text:span><text:span text:style-name="T563">значения</text:span></text:p>
      <text:p text:style-name="P564"><text:s text:c="4"/>int random_insert_value = rand() % (values_count * 10);</text:p>
      <text:p text:style-name="P565"><text:s text:c="4"/>if (!isNodePresent(root, random_insert_value)) {</text:p>
      <text:p text:style-name="P566"><text:s text:c="8"/>root = insert(root, random_insert_value);</text:p>
      <text:p text:style-name="P567"><text:s text:c="8"/>printf("Random element added: %d\n", random_insert_value);</text:p>
      <text:p text:style-name="P568"><text:s text:c="4"/>} else {</text:p>
      <text:p text:style-name="P569"><text:s text:c="8"/>printf("Element already exists.\n");</text:p>
      <text:p text:style-name="P570"><text:s text:c="4"/>}</text:p>
      <text:p text:style-name="P571"/>
      <text:soft-page-break/>
      <text:p text:style-name="P572"><text:span text:style-name="T573"><text:s text:c="4"/>//<text:s/></text:span><text:span text:style-name="T574">Удаление</text:span><text:span text:style-name="T575"><text:s/></text:span><text:span text:style-name="T576">случайного</text:span><text:span text:style-name="T577"><text:s/></text:span><text:span text:style-name="T578">значения</text:span></text:p>
      <text:p text:style-name="P579"><text:s text:c="4"/>int random_delete_value = rand() % (values_count * 10);</text:p>
      <text:p text:style-name="P580"><text:s text:c="4"/>if (isNodePresent(root, random_delete_value)) {</text:p>
      <text:p text:style-name="P581"><text:s text:c="8"/>root = deleteNode(root, random_delete_value);</text:p>
      <text:p text:style-name="P582"><text:s text:c="8"/>printf("Random element deleted: %d\n", random_delete_value);</text:p>
      <text:p text:style-name="P583"><text:s text:c="4"/>} else {</text:p>
      <text:p text:style-name="P584"><text:s text:c="8"/>printf("Element not found.\n");</text:p>
      <text:p text:style-name="P585"><text:s text:c="4"/>}</text:p>
      <text:p text:style-name="P586"/>
      <text:p text:style-name="P587"><text:s text:c="4"/>printf("In-order traversal after operations: ");</text:p>
      <text:p text:style-name="P588"><text:s text:c="4"/>inOrder(root);</text:p>
      <text:p text:style-name="P589"><text:s text:c="4"/>printf("\n");</text:p>
      <text:p text:style-name="P590"/>
      <text:p text:style-name="P591"><text:s text:c="4"/>printf("Number of nodes in the tree after operations: %d\n", countNodes(root));</text:p>
      <text:p text:style-name="P592"/>
      <text:p text:style-name="P593"><text:span text:style-name="T594"><text:tab/></text:span><text:span text:style-name="T595">//поиск определенного значения</text:span></text:p>
      <text:p text:style-name="P596"><text:tab/>int search_value = 97;</text:p>
      <text:p text:style-name="P597"><text:span text:style-name="T598"><text:s text:c="4"/></text:span><text:span text:style-name="T599">SearchResult search_result = search(root, search_value, 1);</text:span></text:p>
      <text:p text:style-name="P600"/>
      <text:p text:style-name="P601"><text:s text:c="4"/>if (search_result.node) {</text:p>
      <text:p text:style-name="P602"><text:s text:c="8"/>printf("Element with value %d found at level %d.\n", search_value, search_result.level);</text:p>
      <text:p text:style-name="P603"><text:s text:c="4"/>} else {</text:p>
      <text:p text:style-name="P604"><text:s text:c="8"/>printf("Element with value %d not found in the tree.\n", search_value);</text:p>
      <text:p text:style-name="P605"><text:span text:style-name="T606"><text:s text:c="4"/></text:span><text:span text:style-name="T607">}</text:span></text:p>
      <text:p text:style-name="P608"/>
      <text:p text:style-name="P609"><text:s text:c="4"/>// Засекаем время после выполнения операций</text:p>
      <text:p text:style-name="P610"><text:s text:c="4"/>clock_t end_time = clock();</text:p>
      <text:p text:style-name="P611"><text:span text:style-name="T612"><text:s text:c="4"/></text:span><text:span text:style-name="T613">double elapsed_time = ((double)(end_time - start_time) * 1000) / CLOCKS_PER_SEC;</text:span></text:p>
      <text:p text:style-name="P614"/>
      <text:p text:style-name="P615"><text:span text:style-name="T616"><text:s text:c="4"/>printf("</text:span><text:span text:style-name="T617">Прошедшее</text:span><text:span text:style-name="T618"><text:s/></text:span><text:span text:style-name="T619">время</text:span><text:span text:style-name="T620">: %.2f<text:s/></text:span><text:span text:style-name="T621">миллисекунд</text:span><text:span text:style-name="T622">\n", elapsed_time);</text:span></text:p>
      <text:p text:style-name="P623"/>
      <text:p text:style-name="P624"><text:span text:style-name="T625"><text:s text:c="4"/></text:span><text:span text:style-name="T626">return 0;</text:span></text:p>
      <text:p text:style-name="P627"><text:span text:style-name="T62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eportSectionCentered" style:display-name="ReportSectionCentered" style:family="paragraph" style:parent-style-name="Standard">
      <style:paragraph-properties fo:text-align="center" fo:margin-top="0.1701in" fo:margin-bottom="0.1701in" fo:line-height="150%"/>
      <style:text-properties fo:text-transform="uppercase" fo:hyphenate="false"/>
    </style:style>
    <style:style style:name="ReportSection" style:display-name="ReportSection" style:family="paragraph" style:parent-style-name="Standard">
      <style:paragraph-properties fo:text-align="justify" fo:margin-top="0.1701in" fo:margin-bottom="0.1701in" fo:line-height="150%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ReportSubsection" style:display-name="ReportSubsection" style:family="paragraph" style:parent-style-name="Standard">
      <style:paragraph-properties fo:text-align="justify" fo:line-height="150%" fo:text-indent="0.3902in"/>
      <style:text-properties fo:hyphenate="false"/>
    </style:style>
    <style:style style:name="ReportText" style:display-name="ReportText" style:family="paragraph" style:parent-style-name="Standard">
      <style:paragraph-properties fo:text-align="justify" fo:line-height="150%" fo:text-indent="0.3902in"/>
      <style:text-properties fo:hyphenate="false"/>
    </style:style>
    <style:style style:name="ReportSourceList" style:display-name="ReportSourceList" style:family="paragraph" style:parent-style-name="Standard">
      <style:paragraph-properties fo:text-align="justify" fo:line-height="150%"/>
      <style:text-properties fo:hyphenate="false"/>
    </style:style>
    <style:style style:name="ReportTableContents" style:display-name="ReportTableContents" style:family="paragraph" style:parent-style-name="Standard">
      <style:paragraph-properties fo:line-height="150%"/>
      <style:text-properties fo:hyphenate="false"/>
    </style:style>
    <style:style style:name="ReportFigure" style:display-name="ReportFigure" style:family="paragraph" style:parent-style-name="Standard">
      <style:paragraph-properties fo:text-align="center" fo:margin-top="0.1701in" fo:margin-bottom="0.1701in" fo:line-height="150%" fo:margin-left="0.2in">
        <style:tab-stops/>
      </style:paragraph-properties>
      <style:text-properties fo:hyphenate="false"/>
    </style:style>
    <style:style style:name="ReportTableCaption" style:display-name="ReportTableCaption" style:family="paragraph" style:parent-style-name="Standard">
      <style:paragraph-properties fo:text-align="justify" fo:line-height="150%" fo:margin-left="0.2in">
        <style:tab-stops/>
      </style:paragraph-properties>
      <style:text-properties fo:hyphenate="false"/>
    </style:style>
    <style:style style:name="ReportFormula" style:display-name="ReportFormula" style:family="paragraph" style:parent-style-name="Standard">
      <style:paragraph-properties fo:text-align="center" fo:margin-top="0.1701in" fo:margin-bottom="0.1701in" fo:line-height="150%" fo:margin-left="0.2in">
        <style:tab-stops/>
      </style:paragraph-properties>
      <style:text-properties fo:hyphenate="false"/>
    </style:style>
    <style:style style:name="ReportSourceCode" style:display-name="ReportSourceCode" style:family="paragraph" style:parent-style-name="Standard">
      <style:text-properties style:font-name="DejaVu Sans Mono" fo:font-size="11pt" style:font-size-asian="11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line-height="150%">
        <style:tab-stops>
          <style:tab-stop style:type="right" style:leader-style="dotted" style:leader-text="." style:position="6.925in"/>
        </style:tab-stops>
      </style:paragraph-properties>
      <style:text-properties fo:font-size="14pt" style:font-size-asian="14pt" fo:hyphenate="false"/>
    </style:style>
    <style:style style:name="Contents2" style:display-name="Contents 2" style:family="paragraph" style:parent-style-name="Index">
      <style:paragraph-properties fo:line-height="150%" fo:margin-left="0.2in">
        <style:tab-stops>
          <style:tab-stop style:type="right" style:leader-style="dotted" style:leader-text="." style:position="6.7284in"/>
        </style:tab-stops>
      </style:paragraph-properties>
      <style:text-properties fo:font-size="14pt" style:font-size-asian="14pt" fo:hyphenate="false"/>
    </style:style>
    <style:style style:name="Contents3" style:display-name="Contents 3" style:family="paragraph" style:parent-style-name="Index">
      <style:paragraph-properties fo:line-height="150%" fo:margin-left="0.3902in">
        <style:tab-stops>
          <style:tab-stop style:type="right" style:leader-style="dotted" style:leader-text="." style:position="6.5319in"/>
        </style:tab-stops>
      </style:paragraph-properties>
      <style:text-properties fo:font-size="14pt" style:font-size-asian="14pt" fo:hyphenate="false"/>
    </style:style>
    <style:style style:name="Contents4" style:display-name="Contents 4" style:family="paragraph" style:parent-style-name="Index">
      <style:paragraph-properties fo:line-height="150%" fo:margin-left="0.5902in">
        <style:tab-stops>
          <style:tab-stop style:type="right" style:leader-style="dotted" style:leader-text="." style:position="6.3354in"/>
        </style:tab-stops>
      </style:paragraph-properties>
      <style:text-properties fo:font-size="14pt" style:font-size-asian="14pt" fo:hyphenate="false"/>
    </style:style>
    <style:style style:name="Footer" style:display-name="Footer" style:family="paragraph" style:parent-style-name="HeaderandFooter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Основнойшрифтабзаца" style:family="text">
      <style:text-properties fo:font-size="12pt" style:font-size-asian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SA - Report</dc:title>
    <dc:subject>Шаблон отчёта по КП</dc:subject>
    <meta:initial-creator>User</meta:initial-creator>
    <dc:creator>User</dc:creator>
    <meta:creation-date>2018-11-14T09:47:00Z</meta:creation-date>
    <dc:date>2023-12-21T22:12:00Z</dc:date>
    <meta:print-date>2023-12-21T22:00:00Z</meta:print-date>
    <meta:template xlink:href="Normal.dotm" xlink:type="simple"/>
    <meta:editing-cycles>11</meta:editing-cycles>
    <meta:editing-duration>PT5040S</meta:editing-duration>
    <meta:document-statistic meta:page-count="15" meta:paragraph-count="25" meta:word-count="1918" meta:character-count="12831" meta:row-count="91" meta:non-whitespace-character-count="10938"/>
  </office:meta>
</office:document-meta>
</file>